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482cm"/>
    </style:style>
    <style:style style:name="co3" style:family="table-column">
      <style:table-column-properties fo:break-before="auto" style:column-width="6.6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1" table:number-columns-repeated="1022" table:default-cell-style-name="ce3"/>
        <table:table-row table:style-name="ro2">
          <table:table-cell table:style-name="ce1" office:value-type="string">
            <text:p>2. Exercise #2 : Writing test scenarios - 30 minutes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reate test cases for a mobile app(for reference you can use shazam app, the song discovery feature, sharing the song through social media apps &amp; lyrics being displayed on the device)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- here include elements like priority of considered tests (prioritization - most important tests are done first - slide 11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acceptance data (slide 11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think of acceptance criteria, coverage criteria (slide 11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consider everything :)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office:value-type="string">
            <text:p>As a new user I should be able to use Shazam even if I'm not logged in</text:p>
          </table:table-cell>
          <table:table-cell table:number-columns-repeated="1023"/>
        </table:table-row>
        <table:table-row table:style-name="ro6">
          <table:table-cell office:value-type="string">
            <text:p>On first use, tap shazam button asks permision to record audio/ tap photo-&gt; permision to take pictures and record videos</text:p>
          </table:table-cell>
          <table:table-cell table:number-columns-repeated="1023"/>
        </table:table-row>
        <table:table-row table:style-name="ro6">
          <table:table-cell office:value-type="string">
            <text:p>After the song was recognized, its name and artist is displayed, as well as play button so the user can reproduce it</text:p>
          </table:table-cell>
          <table:table-cell table:number-columns-repeated="1023"/>
        </table:table-row>
        <table:table-row table:style-name="ro5">
          <table:table-cell office:value-type="string">
            <text:p>If the song is not recognized in a defined amount of time, a message is displayed</text:p>
          </table:table-cell>
          <table:table-cell table:number-columns-repeated="1023"/>
        </table:table-row>
        <table:table-row table:style-name="ro6">
          <table:table-cell office:value-type="string">
            <text:p>tap on lyrics during playing displays the lyrics in real time of playing the song with the option to see "full lyrics"</text:p>
          </table:table-cell>
          <table:table-cell table:number-columns-repeated="1023"/>
        </table:table-row>
        <table:table-row table:style-name="ro6">
          <table:table-cell office:value-type="string">
            <text:p>Tap on share button opens a popup with the options of sharing choosen from the installed apps on the device</text:p>
          </table:table-cell>
          <table:table-cell table:number-columns-repeated="1023"/>
        </table:table-row>
        <table:table-row table:style-name="ro5">
          <table:table-cell office:value-type="string">
            <text:p>After the app is choosed a share link with the song is generated in the respective app</text:p>
          </table:table-cell>
          <table:table-cell table:number-columns-repeated="1023"/>
        </table:table-row>
        <table:table-row table:style-name="ro5">
          <table:table-cell office:value-type="string">
            <text:p>The video option of the song redirects the user to ...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4" office:value-type="string">
            <text:p>Test cases:</text:p>
          </table:table-cell>
          <table:table-cell office:value-type="string">
            <text:p>App first use:</text:p>
          </table:table-cell>
          <table:table-cell table:number-columns-repeated="1022"/>
        </table:table-row>
        <table:table-row table:style-name="ro7">
          <table:table-cell office:value-type="string">
            <text:p>TC1</text:p>
          </table:table-cell>
          <table:table-cell office:value-type="string">
            <text:p>Opening the app</text:p>
            <text:p>Preconditions-&gt; installed app, not logged in user</text:p>
            <text:p>Tap on the application icon on the screen/ menu of the device</text:p>
            <text:p>The app is openned in the main screen with shazam button active and clickable</text:p>
          </table:table-cell>
          <table:table-cell table:number-columns-repeated="1022"/>
        </table:table-row>
        <table:table-row table:style-name="ro8">
          <table:table-cell office:value-type="string">
            <text:p>TC2</text:p>
          </table:table-cell>
          <table:table-cell office:value-type="string">
            <text:p>Tap Shazam Button:</text:p>
            <text:p>The app pops up a message asking permition to record audio</text:p>
          </table:table-cell>
          <table:table-cell table:number-columns-repeated="1022"/>
        </table:table-row>
        <table:table-row table:style-name="ro5">
          <table:table-cell office:value-type="string">
            <text:p>TC3</text:p>
          </table:table-cell>
          <table:table-cell table:number-columns-repeated="1023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14/04/2019</text:date>, <text:time>14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8S</meta:editing-duration>
    <meta:editing-cycles>3</meta:editing-cycles>
    <meta:generator>OpenOffice/4.1.5$Win32 OpenOffice.org_project/415m1$Build-9789</meta:generator>
    <dc:date>2019-04-14T14:52:46.34</dc:date>
    <dc:creator>Tatiana Rusu</dc:creator>
    <meta:document-statistic meta:table-count="3" meta:cell-count="2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